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870000024729436B3D8D266B76.png" manifest:media-type="image/png"/>
  <manifest:file-entry manifest:full-path="Pictures/10000000000004AB000002D493CE65D086CB2DB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2" draw:name="Figura1" text:anchor-type="char" svg:width="17cm" svg:height="10.299cm" draw:z-index="0"><draw:image xlink:href="Pictures/10000000000004AB000002D493CE65D086CB2DB4.png" xlink:type="simple" xlink:show="embed" xlink:actuate="onLoad" draw:mime-type="image/png"/></draw:frame><draw:frame draw:style-name="fr1" draw:name="Figura2" text:anchor-type="char" svg:x="0cm" svg:y="10.668cm" svg:width="17cm" svg:height="8.551cm" draw:z-index="1"><draw:image xlink:href="Pictures/10000000000004870000024729436B3D8D266B7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1T19:24:29.604122289</meta:creation-date>
    <dc:date>2022-08-01T19:30:56.788927330</dc:date>
    <meta:editing-duration>PT6M27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3.4.2$Linux_X86_64 LibreOffice_project/30$Build-2</meta:generator>
  </office:meta>
</office:document-meta>
</file>